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>
            <text:p>idLaboratoire</text:p>
          </table:table-cell>
          <table:table-cell office:value-type="string">
            <text:p>lieu</text:p>
          </table:table-cell>
          <table:table-cell office:value-type="string">
            <text:p>nomLaborato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enlis</text:p>
          </table:table-cell>
          <table:table-cell office:value-type="string">
            <text:p>Servi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uches</text:p>
          </table:table-cell>
          <table:table-cell office:value-type="string">
            <text:p>Aventi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Quetigny</text:p>
          </table:table-cell>
          <table:table-cell office:value-type="string">
            <text:p>Putrid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enlis</text:p>
          </table:table-cell>
          <table:table-cell office:value-type="string">
            <text:p>Edulcagog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enlis</text:p>
          </table:table-cell>
          <table:table-cell office:value-type="string">
            <text:p>Chimieforev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23:33:21.07</meta:creation-date>
    <dc:date>2013-11-03T23:35:50.91</dc:date>
    <meta:editing-duration>P0D</meta:editing-duration>
    <meta:editing-cycles>1</meta:editing-cycles>
    <meta:document-statistic meta:table-count="1" meta:cell-count="18" meta:object-count="0"/>
    <meta:generator>LibreOffice/4.0.5.2$Windows_x86 LibreOffice_project/5464147a081647a250913f19c0715bca595af2f</meta:generator>
  </office:meta>
</office:document-meta>
</file>